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ntarell" svg:font-family="Cantarell"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in" fo:margin-bottom="0.1in" style:contextual-spacing="false" fo:line-height="115%"/>
      <style:text-properties style:font-name="Cantarell" officeooo:rsid="00141f5a" officeooo:paragraph-rsid="0015d3e6"/>
    </style:style>
    <style:style style:name="P2" style:family="paragraph" style:parent-style-name="Standard">
      <loext:graphic-properties draw:fill-gradient-name="gradient" draw:fill-hatch-name="hatch"/>
      <style:paragraph-properties fo:margin-top="0in" fo:margin-bottom="0.1in" style:contextual-spacing="false" fo:line-height="115%"/>
      <style:text-properties style:font-name="Cantarell" officeooo:rsid="00141f5a" officeooo:paragraph-rsid="001bdd70"/>
    </style:style>
    <style:style style:name="P3" style:family="paragraph" style:parent-style-name="Standard">
      <loext:graphic-properties draw:fill-gradient-name="gradient" draw:fill-hatch-name="hatch"/>
      <style:paragraph-properties fo:margin-top="0in" fo:margin-bottom="0.1in" style:contextual-spacing="false" fo:line-height="115%"/>
      <style:text-properties style:font-name="Cantarell" officeooo:rsid="00141f5a" officeooo:paragraph-rsid="00141f5a"/>
    </style:style>
    <style:style style:name="P4" style:family="paragraph" style:parent-style-name="Standard">
      <loext:graphic-properties draw:fill-gradient-name="gradient" draw:fill-hatch-name="hatch"/>
      <style:paragraph-properties fo:margin-top="0in" fo:margin-bottom="0.1in" style:contextual-spacing="false" fo:line-height="115%"/>
      <style:text-properties style:font-name="Cantarell" fo:font-style="normal" officeooo:rsid="00141f5a" officeooo:paragraph-rsid="00141f5a" style:font-style-asian="normal" style:font-style-complex="normal"/>
    </style:style>
    <style:style style:name="P5" style:family="paragraph" style:parent-style-name="Standard">
      <loext:graphic-properties draw:fill-gradient-name="gradient" draw:fill-hatch-name="hatch"/>
      <style:paragraph-properties fo:margin-top="0in" fo:margin-bottom="0.1in" style:contextual-spacing="false" fo:line-height="115%"/>
      <style:text-properties style:font-name="Cantarell" fo:font-style="normal" officeooo:rsid="00141f5a" officeooo:paragraph-rsid="001bdd70" style:font-style-asian="normal" style:font-style-complex="normal"/>
    </style:style>
    <style:style style:name="P6" style:family="paragraph" style:parent-style-name="Standard">
      <loext:graphic-properties draw:fill-gradient-name="gradient" draw:fill-hatch-name="hatch"/>
      <style:paragraph-properties fo:margin-top="0in" fo:margin-bottom="0.1in" style:contextual-spacing="false" fo:line-height="115%"/>
      <style:text-properties style:font-name="Cantarell" fo:font-style="normal" officeooo:rsid="00141f5a" officeooo:paragraph-rsid="0019ea6a" style:font-style-asian="normal" style:font-style-complex="normal"/>
    </style:style>
    <style:style style:name="P7" style:family="paragraph" style:parent-style-name="Standard">
      <loext:graphic-properties draw:fill-gradient-name="gradient" draw:fill-hatch-name="hatch"/>
      <style:paragraph-properties fo:margin-top="0in" fo:margin-bottom="0.1in" style:contextual-spacing="false" fo:line-height="115%"/>
      <style:text-properties style:font-name="Cantarell" fo:font-style="normal" officeooo:rsid="001e4a68" officeooo:paragraph-rsid="001e4a68" style:font-style-asian="normal" style:font-style-complex="normal"/>
    </style:style>
    <style:style style:name="P8" style:family="paragraph" style:parent-style-name="Standard">
      <loext:graphic-properties draw:fill-gradient-name="gradient" draw:fill-hatch-name="hatch"/>
      <style:paragraph-properties fo:margin-top="0in" fo:margin-bottom="0.1in" style:contextual-spacing="false" fo:line-height="115%"/>
      <style:text-properties style:font-name="Cantarell" officeooo:rsid="001e4a68" officeooo:paragraph-rsid="001e4a68"/>
    </style:style>
    <style:style style:name="T1" style:family="text">
      <style:text-properties fo:font-style="italic" style:font-style-asian="italic" style:font-style-complex="italic"/>
    </style:style>
    <style:style style:name="T2" style:family="text">
      <style:text-properties fo:font-style="italic" officeooo:rsid="0015d3e6" style:font-style-asian="italic" style:font-style-complex="italic"/>
    </style:style>
    <style:style style:name="T3" style:family="text">
      <style:text-properties fo:font-style="italic" officeooo:rsid="0019ea6a" style:font-style-asian="italic" style:font-style-complex="italic"/>
    </style:style>
    <style:style style:name="T4" style:family="text">
      <style:text-properties officeooo:rsid="0015d3e6"/>
    </style:style>
    <style:style style:name="T5" style:family="text">
      <style:text-properties officeooo:rsid="0017b2ab"/>
    </style:style>
    <style:style style:name="T6" style:family="text">
      <style:text-properties officeooo:rsid="0019ea6a"/>
    </style:style>
    <style:style style:name="T7" style:family="text">
      <style:text-properties officeooo:rsid="001bdd70"/>
    </style:style>
    <style:style style:name="T8" style:family="text">
      <style:text-properties officeooo:rsid="001da452"/>
    </style:style>
    <style:style style:name="T9" style:family="text">
      <style:text-properties officeooo:rsid="001f2ace"/>
    </style:style>
    <style:style style:name="T10" style:family="text">
      <style:text-properties officeooo:rsid="0020797b"/>
    </style:style>
    <style:style style:name="T11" style:family="text">
      <style:text-properties officeooo:rsid="00225d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ado izquierdo, <text:span text:style-name="T11">texto 1</text:span></text:p>
      <text:p text:style-name="P1"/>
      <text:p text:style-name="P1">Esto le pasó a una persona real, y <text:span text:style-name="T4">la</text:span> persona real soy yo. </text:p>
      <text:p text:style-name="P2">Había salido para tomar un tren. </text:p>
      <text:p text:style-name="P2">Esto sucedió en Abril de 1976 en Cambridge, Reino Unido. Iba un poco temprano para el tren: me había equivocado con la hora. Fui a comprar un periódico para hacer el crucigrama, y una taza de café y un paquete de galletas. <text:span text:style-name="T4">M</text:span>e senté en una mesa. </text:p>
      <text:p text:style-name="P2">Quiero que se imaginen la escena. Es muy importante que tengan esto muy claro en la mente. Hay una mes<text:span text:style-name="T4">a, </text:span><text:span text:style-name="T7">y sobre ella</text:span>, un periódico, una taza de café, <text:span text:style-name="T4">y </text:span>un paquete de galletas. Hay un sujeto sentado al otro lado de la mesa. Un sujeto perfectamente ordinario con un traje de negocios, cargando un maletín. No parecía que fuera a hacer nada extraño. Lo que hizo fue esto: de pronto se inclinó hacia delante, tomó <text:span text:style-name="T4">mi</text:span> paquete de galletas, lo abrió, tomó una y se la comió.</text:p>
      <text:p text:style-name="P3">Esto, debo decir, es la clase de cosa con la que los británicos <text:span text:style-name="T4">estamos muy mal preparados para lidiar</text:span>. No hay nada en nuestra historia, crianza o educación que nos enseñe cómo tratar con alguien que, a plena luz del día, se roba tus galletas. Ya saben qué pasaría si esto sucediera en Los Ángeles. Rápidamente habría balazos, helicópteros, la CNN, ya saben… Pero al final, hice lo que cualquier Inglés con sangre roja haría: lo ignoré. Y miré el periódico, tomé un sorbo de café, y traté de resolver una pista del crucigrama, no pude hacer nada, y pensé <text:span text:style-name="T1">¿qué voy a hacer?</text:span></text:p>
      <text:p text:style-name="P4">Al final pensé “<text:span text:style-name="T1">Pues nada, tendré que atreverme”</text:span>, así que intenté con muchas ganas no notar que el paquete ya estaba misteriosamente abierto. Tomé una galleta. Pensé “<text:span text:style-name="T1">Eso le enseñará”</text:span>. Pero no fue así, porque un momento o dos después lo hizo de nuevo. Tomó otra galleta <text:span text:style-name="T4">y la comió</text:span>. Después de no decir nada la primera vez, parecía aun más difícil ahora sacar el tema la segunda. “Disculpe, no pude evitar notar…”, realmente no funciona.</text:p>
      <text:p text:style-name="P4">Nos terminamos el paquete entero así. Y cuando digo el paquete entero, me refiero solo a unas ocho galletas, pero pareció una eternidad. Él tomó una, yo tomé una, él tomó una, yo tomé una. Finalmente, cuando nos lo terminamos, él se puso de pie y se alejó caminando. Intercambiamos miradas llenas de significado, él se alejó, y yo exhalé lleno de alivio y me acomodé en el asiento.</text:p>
      <text:p text:style-name="P4">Un momento o dos después ya venía mi tren, así que me terminé el resto del café, me puse de pie, tomé el periódico, y debajo de éste estaban... mis galletas.</text:p>
      <text:p text:style-name="P4">Lo que más me gusta de esta historia es la sensación de que en algún lugar de Inglaterra ha habido durante el último cuarto de siglo un sujeto perfectamente normal que ronda contando a todos exactamente la misma historia, solo que la suya <text:span text:style-name="T4">no t</text:span><text:span text:style-name="T7">iene el giro argumental al final</text:span><text:span text:style-name="T4">.</text:span></text:p>
      <text:p text:style-name="P4">-<text:span text:style-name="T4">Douglas Adams, </text:span><text:span text:style-name="T2">The salmon of Doubt</text:span></text:p>
      <text:p text:style-name="P7"><text:soft-page-break/>Lado izquierdo, <text:span text:style-name="T11">texto 2</text:span></text:p>
      <text:p text:style-name="P4"><text:span text:style-name="T2"/></text:p>
      <text:p text:style-name="P4">El sol salió despacio, como si no estuviera seguro de que mereciera la pena tanto esfuerzo.</text:p>
      <text:p text:style-name="P5">Amaneció otro día de<text:span text:style-name="T7">l</text:span> <text:span text:style-name="T7">D</text:span>isco, pero muy <text:span text:style-name="T7">despacio</text:span>, y ésta es la razón.</text:p>
      <text:p text:style-name="P4">Cuando la luz se encuentra con un fuerte campo mágico, pierde todo sentido de la urgencia. Se ralentiza. Y en el Mundodisco la magia era vergonzosamente fuerte, lo que significaba que la suave luz amarilla del amanecer fluía sobre el paisaje dormido como la caricia de un amante gentil o, como dirían algunos, como <text:span text:style-name="T5">jarabe</text:span> dorado. Se detenía para llenar los valles. Se amontonaba contra las cordilleras. Cuando llegaba a Cori Celesti, la aguja de diez millas de piedra gris y hielo verde que marcaba el centro del Disco y era el hogar de sus dioses, se amontonaba hasta que finalmente se estrellaba en un gran tsunami perezoso y silencioso como el terciopelo, a través del oscuro paisaje más allá.</text:p>
      <text:p text:style-name="P4">Era un espectáculo que no podía verse en ningún otro mundo.</text:p>
      <text:p text:style-name="P4">Por supuesto, ningún otro mundo atravesaba el infinito estrellado a lomos de cuatro elefantes gigantes, que a su vez estaban encaramados al caparazón de una tortuga gigante. Su nombre era Gran A'Tuin; él -o <text:span text:style-name="T5">quizá</text:span> ella- no tendrá un papel central en lo que sigue, pero es vital para comprender el Disco que él -o ella- esté ahí, debajo de las minas y el exudado marino y los falsos huesos fósiles puestos ahí por un Creador sin nada mejor que hacer que molestar a los arqueólogos y darles ideas tontas.</text:p>
      <text:p text:style-name="P4"><text:span text:style-name="T5">El</text:span> Gran A'Tuin, la tortuga estelar, con el caparazón <text:span text:style-name="T5">escarchado</text:span> de metano helado, agujereado por cráteres de meteoritos y cubierto de polvo de asteroides. Gran A'Tuin, con ojos como mares antiguos y un cerebro del tamaño de un continente por el que los pensamientos se movían como pequeños glaciares centelleantes. Gran A'Tuin de grandes aletas lentas y tristes y caparazón pulido por las estrellas, trabajando a través de la noche galáctica bajo el peso del Disco. <text:span text:style-name="T5">Tan grande</text:span> como <text:span text:style-name="T5">un mundo</text:span>. Tan viejo como el Tiempo. Tan paciente como un ladrillo.</text:p>
      <text:p text:style-name="P4">En realidad, los filósofos se <text:span text:style-name="T5">equivocan</text:span>. El Gran A'Tuin, de hecho, se lo está pasando en grande.</text:p>
      <text:p text:style-name="P4"><text:span text:style-name="T5">El </text:span>Gran A'Tuin es la única criatura en todo el universo que sabe exactamente a dónde va.</text:p>
      <text:p text:style-name="P4">Por supuesto, los filósofos han debatido durante años acerca de dónde podría estar yendo el Gran A'Tuin, y a menudo han dicho lo preocupados que están por no averiguarlo nunca.</text:p>
      <text:p text:style-name="P4">Van a averiguarlo en unos dos meses. Y entonces van a preocuparse de verdad...</text:p>
      <text:p text:style-name="P4">Otra cuestión que ha preocupado durante mucho tiempo a los filósofos más imaginativos del Disco es el sexo del Gran A'Tuin, y se ha invertido mucho tiempo y esfuerzo en tratar de establecerlo de una vez por todas.</text:p>
      <text:p text:style-name="P4">De hecho, mientras la gran forma oscura pasa a la deriva como un interminable cepillo de pelo de carey, los resultados del último esfuerzo están a la vista.</text:p>
      <text:p text:style-name="P4"><text:soft-page-break/>Pasando a trompicones, totalmente fuera de control, se encuentra el caparazón de bronce del Potente Viajero, una especie de nave espacial neolítica construida y empujada al vacío por los sacerdotes-astrónomos de Krull, que está convenientemente situada en el mismo borde del mundo y demuestra, digan lo que digan, que existe algo así como un lanzamiento gratuito <text:span text:style-name="T7">[...]</text:span></text:p>
      <text:p text:style-name="P4"/>
      <text:p text:style-name="P4">-<text:span text:style-name="T6">Terry Pratchett, </text:span><text:span text:style-name="T3">The Light Fantastic</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Lado derecho, <text:span text:style-name="T11">texto 1</text:span></text:p>
      <text:p text:style-name="P4"/>
      <text:p text:style-name="P4">En los remotos e inexplorados confines del arcaico extremo occidental de la espiral de la galaxia, brilla un pequeño y despreciable sol amarillento. En su órbita, a una distancia aproximada de ciento cincuenta millones de kilómetros, gira un pequeño planeta totalmente insignificante de color azul verdoso cuyos pobladores, descendientes de los simios, son tan asombrosamente primitivos que aún creen que los <text:span text:style-name="T5">r</text:span>elojes <text:span text:style-name="T5">digitales</text:span> son de muy buen gusto.</text:p>
      <text:p text:style-name="P4">Este planeta tiene, o mejor dicho, tenía, el problema siguiente: la mayoría de sus habitantes eran infelices durante casi todo el tiempo. Muchas soluciones se sugirieron para tal problema, pero la mayor parte de ellas se referían principalmente a los movimientos de pequeños trozos de papel verde; cosa extraña, ya que los pequeños trozos de papel verde no eran precisamente quienes se sentían infelices.</text:p>
      <text:p text:style-name="P4">De manera que persistió el problema; muchos eran humildes y la mayoría se consideraban miserables, incluso los que poseían relojes <text:span text:style-name="T5">digitales</text:span>. Cada vez eran más los que pensaban que, en primer lugar, habían cometido un gran error al bajar de los árboles. Y algunos afirmaban que lo de los árboles había sido una equivocación, y que nadie debería haber salido de los mares <text:span text:style-name="T7">en primer lugar</text:span>.</text:p>
      <text:p text:style-name="P4">Y entonces, un jueves, casi dos mil años después de que clavaran a un hombre a un madero por decir que, para variar, sería estupendo ser bueno con los demás, una muchacha que se sentaba sola en un pequeño café de Rickmansworth comprendió de pronto lo que había ido mal durante todo <text:span text:style-name="T7">este</text:span> tiempo, y descubrió el medio por el que el mundo podría convertirse en un lugar tranquilo y feliz. Esta vez era cierto, daría resultado y no habría que clavar a nadie a ningún sitio.</text:p>
      <text:p text:style-name="P4">Lamentablemente, sin embargo, antes de que pudiera llamar por teléfono para contárselo a alguien, ocurrió una catástrofe terrible y estúpida y la idea se perdió para siempre.</text:p>
      <text:p text:style-name="P4">Esta no es la historia de la muchacha. Sino la de aquella catástrofe terrible y estúpida, y la de algunas de sus consecuencias. También es la historia de un libro titulado Guía del autoestopista galáctico; no se trata de un libro terrestre, pues nunca se publicó en la Tierra y, hasta que ocurrió la terrible catástrofe, ningún terrestre lo vio ni oyó hablar de él.</text:p>
      <text:p text:style-name="P4">No obstante, es un libro absolutamente notable. En realidad, probablemente se trate del libro más notable que jamás publicaran las grandes compañías editoras de la Osa Menor, de las cuales tampoco ha oído hablar terrestre alguno.</text:p>
      <text:p text:style-name="P4">Y no sólo es un libro absolutamente notable, sino que también ha tenido un éxito enorme: es más famoso que las “Obras escogidas sobre el cuidado del hogar espacial”, más vendido que las “Otras cincuenta y tres cosas que hacer en gravedad cero”, y más polémico que la trilogía de devastadora fuerza filosófica de Oolon Colluphid “En qué se equivocó Dios”, “Otros grandes errores de Dios” y “Pero ¿quién es es<text:span text:style-name="T8">t</text:span>e tal Dios?”</text:p>
      <text:p text:style-name="P4"><text:soft-page-break/>En muchas de las civilizaciones más tranquilas del margen oriental exterior de la galaxia, la Guía del autoestopista ya ha sustituido a la gran Enciclopedia galáctica como la fuente reconocida de todo el conocimiento y la sabiduría, porque si bien incurre en muchas omisiones y contiene abundantes hechos de autenticidad dudosa, supera a la segunda obra, más antigua y prosaica, en dos aspectos importantes.</text:p>
      <text:p text:style-name="P4">En primer lugar, es un poco más barata; y luego, grabada en la portada con simpáticas letras grandes, ostenta la leyenda:</text:p>
      <text:p text:style-name="P4">NO SE ASUSTE.</text:p>
      <text:p text:style-name="P4">Pero la historia de aquel jueves terrible y estúpido, la narración de sus consecuencias extraordinarias y el relato de cómo tales consecuencias están indisolublemente entrelazadas con ese libro notable, comienza de manera muy sencilla.</text:p>
      <text:p text:style-name="P4">Empieza con una casa.</text:p>
      <text:p text:style-name="P4"/>
      <text:p text:style-name="P4"/>
      <text:p text:style-name="P4">-<text:span text:style-name="T6">Douglas Adams,</text:span><text:span text:style-name="T3"> The Hitchhiker’s Guide to the Galaxy</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Lado derecho, <text:span text:style-name="T11">texto 2</text:span></text:p>
      <text:p text:style-name="P4"/>
      <text:p text:style-name="P4">La Guía del autoestopista galáctico es un libro absolutamente notable. Se ha compilado y recopilado bastantes veces a lo largo de muchos años bajo un cúmulo de direcciones diferentes. Contiene contribuciones de incontables cantidades de viajeros e investigadores.</text:p>
      <text:p text:style-name="P4">La introducción empieza así: «El espacio -dice- es grande. Muy grande. Usted simplemente se negará a creer lo enorme, lo inmensa, lo pasmosamente grande que es. Quiero decir que quizá piense que es como un largo paseo por la calle hasta la farmacia, pero eso no es nada comparado con el espacio. Escuche...», y así sucesivamente. (Más adelante el estilo se asienta un poco, y el libro empieza a contar cosas que realmente se necesita saber, como el hecho de que el planeta Bethselamin, fabulosamente hermoso, está ahora tan preocupado por la erosión acumulada de diez mil millones de turistas que lo visitan al año, que cualquier desproporción entre la cantidad de alimento que se ingiere y la cantidad que se excreta mientras se está en el planeta, se elimina quirúrgicamente del peso del cuerpo en el momento de la marcha del visitante: de manera que siempre que uno vaya al lavabo, es muy importante que le den un recibo.)</text:p>
      <text:p text:style-name="P4">Pero, para ser justos, al enfrentarse con la simple enormidad de las distancias entre las estrellas, han fallado inteligencias mejores que la del autor de la introducción de la Guía. Hay quienes le invitan a uno a comparar por un momento un cacahuete en Reading y una nuez pequeña en Johannesburgo, y otros conceptos vertiginosos.</text:p>
      <text:p text:style-name="P6">La verdad pura y simple es que las distancias interestelares no caben en la imaginación humana. Incluso la luz, que viaja tan deprisa que a la mayoría de las razas les cuesta miles de años comprender que <text:span text:style-name="T6">siquiera </text:span>se mueve, necesita tiempo para recorrer las estrellas. Tarda ocho minutos en llegar desde la estrella Sol al lugar donde estaba la Tierra, y cuatro años hasta el vecino estelar más cercano al Sol, Alfa Próxima. Para que la luz llegue al otro lado de la galaxia, a Damogran, por ejemplo, se necesita más tiempo: quinientos mil años. </text:p>
      <text:p text:style-name="P6">El récord en recorrer esta distancia está por debajo de los cinco años, pero así no se ve mucho por el camino.</text:p>
      <text:p text:style-name="P4">La Guía del autoestopista galáctico dice que si uno se llena los pulmones de aire, puede sobrevivir en el vacío absoluto del espacio unos treinta segundos. Sin embargo, añade que, como el espacio es de tan pasmosa envergadura, las probabilidades de que a uno lo recoja otra nave en esos treinta segundos son de doscientas sesenta y siete mil setecientas nueve contra una.</text:p>
      <text:p text:style-name="P4">Por una coincidencia asombrosa, ése también era el número de teléfono de un piso de Islington donde Arthur asistió una vez a una fiesta magnífica en la que conoció a una chica preciosa con quien no pudo ligar, pues ella se decidió por uno que acudió sin invitación.</text:p>
      <text:p text:style-name="P4"><text:soft-page-break/>Como el planeta Tierra, el piso de Islington y el teléfono ya están demolidos, resulta agradable pensar que en cierta pequeña medida todos quedan conmemorados por el hecho de que Ford y Arthur fueron rescatados veintinueve segundos más <text:span text:style-name="T6">tarde.</text:span></text:p>
      <text:p text:style-name="P4"/>
      <text:p text:style-name="P6">-<text:span text:style-name="T6">Douglas Adams,</text:span><text:span text:style-name="T3"> The Hitchhiker’s Guide to the Galaxy</text:span></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7"><text:soft-page-break/>Texto de práctica</text:p>
      <text:p text:style-name="P7"/>
      <text:p text:style-name="P7">Dicen que la perspectiva de ser ahorcado por la mañana concentra maravillosamente la mente de un hombre; por desgracia, en lo que inevitablemente se concentra la mente es en que, por la mañana, estará en un cuerpo que <text:span text:style-name="T9">colgará de una cuerda</text:span>.</text:p>
      <text:p text:style-name="P7">El hombre que iba a ser ahorcado había sido bautizado como Moist von Lipwig por unos padres cariñosos aunque imprudentes, pero no iba a avergonzar ese nombre, en la medida en que aún fuera posible, siendo colgado con él. Para el mundo en general, y en particular para esa parte conocida como la sentencia de muerte, era Alfred Spangler.</text:p>
      <text:p text:style-name="P7">Y había adoptado un enfoque más positivo de la situación y había concentrado su mente en la perspectiva de no ser ahorcado por la mañana y, sobre todo, en la perspectiva de quitar con una cuchara todo el <text:span text:style-name="T9">cemento</text:span> <text:span text:style-name="T9">desgajado</text:span> de alrededor de una piedra de la pared de su celda. Hasta el momento, el trabajo le había llevado cinco semanas y había reducido la cuchara a algo parecido a una lima de uñas. Afortunadamente, aquí nunca venía nadie a cambiar la ropa de cama, pues de lo contrario habrían descubierto el colchón más pesado del mundo.</text:p>
      <text:p text:style-name="P7">Era una piedra grande y pesada el objeto actual de sus atenciones y, en algún momento, le habían clavado una enorme grapa como anclaje para las esposas.</text:p>
      <text:p text:style-name="P7">Moist se sentó de cara a la pared, agarró la argolla de hierro con ambas manos, apoyó las piernas en las piedras de ambos lados y se agitó.</text:p>
      <text:p text:style-name="P7">Sus hombros se incendiaron y una niebla roja llenó su visión, pero el bloque se deslizó hacia fuera con un débil e inapropiado tintineo. Moist consiguió sacarlo del agujero y miró dentro.</text:p>
      <text:p text:style-name="P7">En el otro extremo había otro bloque, y el <text:span text:style-name="T9">cemento</text:span> que lo rodeaba parecía sospechosamente fuerte y fresco.</text:p>
      <text:p text:style-name="P7">Justo delante había una cuchara nueva. Estaba brillante.</text:p>
      <text:p text:style-name="P7">Mientras la estudiaba, oyó los aplausos a su espalda. Giró la cabeza, con los tendones tintineando un pequeño riff de agonía, y vio a varios de los celadores observándole a través de los barrotes.</text:p>
      <text:p text:style-name="P7">"¡Bien hecho, señor Spangler!", dijo uno de ellos. "Ron me debe cinco dólares. ¡¡Le dije que eras <text:span text:style-name="T9">perseverante</text:span>! "¡Él es <text:span text:style-name="T9">perseverante</text:span>, le dije!"</text:p>
      <text:p text:style-name="P7">"¿Ustedes prepararon esto, verdad, señor Wilkinson?", dijo Moist débilmente, observando el destello de luz en la cuchara.</text:p>
      <text:p text:style-name="P7">"Oh, nosotros no, señor. Órdenes de Lord Vetinari. Insiste en que a todos los condenados se les ofrezca la perspectiva de la libertad".</text:p>
      <text:p text:style-name="P7"/>
      <text:p text:style-name="P7"><text:soft-page-break/>"¿Libertad? ¡Pero hay una maldita gran piedra por ahí!"</text:p>
      <text:p text:style-name="P7">"Sí, la hay, señor, sí, la hay", dijo el alcaide. "Es sólo la perspectiva, ya ves. No la libertad real como tal. <text:span text:style-name="T9">E</text:span>so sería un poco tonto, ¿eh? "</text:p>
      <text:p text:style-name="P7">"Supongo que sí", dijo Moist. No dijo "cabrones". Los guardianes lo habían tratado muy civilizadamente en las últimas seis semanas, y él se esforzaba por llevarse bien con la gente. Se le daba muy bien. <text:span text:style-name="T9">Llevarse bien</text:span> formaba parte de su oficio; era casi todo.</text:p>
      <text:p text:style-name="P7">Además, esta gente tenía mucho poder. Así que, hablando con cuidado, añadió: "Algunas personas podrían considerar esto cruel, señor Wilkinson".</text:p>
      <text:p text:style-name="P7">"Sí, señor, le preguntamos sobre eso, señor, pero dijo que no, que no lo era. Dijo que proporcionaba" -su frente se arrugó- " “<text:span text:style-name="T10">terapia ocupacional”</text:span>, ejercicio saludable, prevenía el abatimiento, y ofrecía el mayor de todos los tesoros, que es la Esperanza, señor."</text:p>
      <text:p text:style-name="P7">"Esperanza", murmuró Moist cabizbajo.</text:p>
      <text:p text:style-name="P7">"No está molesto, ¿verdad, señor?"</text:p>
      <text:p text:style-name="P7">"¿Molesto? ¿Por qué debería estar molesto, Sr. Wilkinson?"</text:p>
      <text:p text:style-name="P7">"Sólo que el último tipo que tuvimos en esta celda se las arregló para bajar por ese desagüe, señor. Un hombre muy pequeño. Muy ági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ntarell" svg:font-family="Cantarell"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9:26:37.386845684</meta:creation-date>
    <dc:date>2023-03-13T21:51:41.628999774</dc:date>
    <meta:editing-duration>PT18M49S</meta:editing-duration>
    <meta:editing-cycles>3</meta:editing-cycles>
    <meta:generator>LibreOffice/7.5.1.2$Linux_X86_64 LibreOffice_project/50$Build-2</meta:generator>
    <meta:document-statistic meta:table-count="0" meta:image-count="0" meta:object-count="0" meta:page-count="9" meta:paragraph-count="73" meta:word-count="2801" meta:character-count="16267" meta:non-whitespace-character-count="13535"/>
  </office:meta>
</office:document-meta>
</file>